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meta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xforms="http://www.w3.org/2002/xforms" xmlns:xsd="http://www.w3.org/2001/XMLSchema" xmlns:xsi="http://www.w3.org/2001/XMLSchema-instance" xmlns:field="urn:openoffice:names:experimental:ooo-ms-interop:xmlns:field:1.0" xmlns:formx="urn:openoffice:names:experimental:ooxml-odf-interop:xmlns:form:1.0" office:version="1.2">
  <office:font-face-decls>
    <style:font-face style:name="" svg:font-family=""/>
    <style:font-face style:name="Arial" svg:font-family="Arial"/>
  </office:font-face-decls>
  <office:automatic-styles>
    <style:style style:name="T1" style:family="text">
      <style:text-properties fo:font-weight="bold" style:font-weight-asian="bold"/>
    </style:style>
    <style:style style:name="T2" style:family="text">
      <style:text-properties/>
    </style:style>
    <style:style style:name="T3" style:family="text">
      <style:text-properties/>
    </style:style>
    <style:style style:name="T4" style:family="text">
      <style:text-properties/>
    </style:style>
    <style:style style:name="T5" style:family="text">
      <style:text-properties fo:font-size="33.75pt" style:font-size-asian="33.75pt" style:font-size-complex="33.75pt" fo:font-weight="bold" style:font-weight-asian="bold" style:text-underline-style="solid"/>
    </style:style>
    <style:style style:name="T6" style:family="text">
      <style:text-properties/>
    </style:style>
    <style:style style:name="T7" style:family="text">
      <style:text-properties/>
    </style:style>
    <style:style style:name="T8" style:family="text">
      <style:text-properties style:text-underline-style="solid"/>
    </style:style>
    <style:style style:name="T9" style:family="text">
      <style:text-properties/>
    </style:style>
    <style:style style:name="T10" style:family="text">
      <style:text-properties style:text-underline-style="solid"/>
    </style:style>
    <style:style style:name="T11" style:family="text">
      <style:text-properties/>
    </style:style>
    <style:style style:name="T12" style:family="text">
      <style:text-properties/>
    </style:style>
    <style:style style:name="T13" style:family="text">
      <style:text-properties/>
    </style:style>
    <style:style style:name="T14" style:family="text">
      <style:text-properties/>
    </style:style>
    <style:style style:name="T15" style:family="text">
      <style:text-properties/>
    </style:style>
    <style:style style:name="T16" style:family="text">
      <style:text-properties/>
    </style:style>
    <style:style style:name="T17" style:family="text">
      <style:text-properties/>
    </style:style>
    <style:style style:name="T18" style:family="text">
      <style:text-properties/>
    </style:style>
    <style:style style:name="T19" style:family="text">
      <style:text-properties/>
    </style:style>
    <style:style style:name="T20" style:family="text">
      <style:text-properties/>
    </style:style>
    <style:style style:name="T21" style:family="text">
      <style:text-properties/>
    </style:style>
    <style:style style:name="T22" style:family="text">
      <style:text-properties/>
    </style:style>
    <style:style style:name="T23" style:family="text">
      <style:text-properties/>
    </style:style>
    <style:style style:name="T24" style:family="text">
      <style:text-properties/>
    </style:style>
    <style:style style:name="T25" style:family="text">
      <style:text-properties fo:font-weight="bold" style:font-weight-asian="bold"/>
    </style:style>
    <style:style style:name="T26" style:family="text">
      <style:text-properties/>
    </style:style>
    <style:style style:name="T27" style:family="text">
      <style:text-properties/>
    </style:style>
    <style:style style:name="T28" style:family="text">
      <style:text-properties style:text-underline-style="solid"/>
    </style:style>
    <style:style style:name="T29" style:family="text">
      <style:text-properties/>
    </style:style>
    <style:style style:name="T30" style:family="text">
      <style:text-properties style:text-underline-style="solid"/>
    </style:style>
    <style:style style:name="T31" style:family="text">
      <style:text-properties/>
    </style:style>
    <style:style style:name="T32" style:family="text">
      <style:text-properties/>
    </style:style>
    <style:style style:name="T33" style:family="text">
      <style:text-properties/>
    </style:style>
    <style:style style:name="T34" style:family="text">
      <style:text-properties/>
    </style:style>
    <style:style style:name="T35" style:family="text">
      <style:text-properties/>
    </style:style>
    <style:style style:name="P1" style:family="paragraph" style:parent-style-name="Standard" style:master-page-name="Standard">
      <style:paragraph-properties style:page-number="auto"/>
    </style:style>
    <style:style style:name="Section1" style:family="section">
      <style:section-properties>
        <style:columns fo:column-count="1"/>
      </style:section-properties>
    </style:style>
    <style:style style:name="95404b" style:family="table">
      <style:table-properties style:rel-width="100" table:align="center"/>
    </style:style>
    <style:style style:name="95404b.0" style:family="table-column">
      <style:table-column-properties style:column-width="0.00cm"/>
    </style:style>
    <style:style style:name="95404b.1" style:family="table-column">
      <style:table-column-properties style:column-width="0.00cm"/>
    </style:style>
    <style:style style:name="95404b.2" style:family="table-column">
      <style:table-column-properties style:column-width="0.00cm"/>
    </style:style>
    <style:style style:name="95404b.3" style:family="table-column">
      <style:table-column-properties style:column-width="0.00cm"/>
    </style:style>
  </office:automatic-styles>
  <office:body>
    <office:text>
      <text:tracked-changes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name="Section1" text:style-name="Section1">
        <text:p><text:span text:style-name="T1">श्री कोष्टी क्षत्रिय सहायक संघ, इंदौर</text:span></text:p>
        <text:p><text:span text:style-name="T2">१०३, नई देवास रोड, इंदौर (म.प्.)</text:span></text:p>
        <text:p><text:span text:style-name="T3">खाता क्रमांक............</text:span></text:p>
        <text:p><text:span text:style-name="T4">दिनांक............</text:span></text:p>
        <text:p><text:span text:style-name="T5">कर्ज आवेदन पत्र</text:span></text:p>
        <text:p><text:span text:style-name="T6">श्री मान अध्यक्ष महोदय,</text:span></text:p>
        <text:p><text:span text:style-name="T7">                              मुझे </text:span><text:span text:style-name="T8">Credit Card Bill Consolidation</text:span><text:span text:style-name="T9"> कार्य के लिए रूपये </text:span><text:span text:style-name="T10">300000</text:span><text:span text:style-name="T11"> कर्ज की आवश्यकता है।</text:span></text:p>
        <text:p text:style-name="Standard"/>
        <text:p><text:span text:style-name="T12">               मैं नियमानुसार कर्ज की अदायगी प्रतिमाह क़िस्त ब्याज सहित नियमित जमा करूँगा।</text:span></text:p>
        <text:p text:style-name="Standard"/>
        <text:p><text:span text:style-name="T13">मेरे खाते में शेयर + चंदा अमानत रु __________________________ जमा हैं।</text:span></text:p>
        <text:p text:style-name="Standard"/>
        <text:p><text:span text:style-name="T14"> जमानतदार </text:span></text:p>
        <text:p><text:span text:style-name="T15">हम उपरोक्त कर्ज देने हेतु अपनी जमानत देते हैं। कर्ज अदायगी में त्रुटि होने पर हमारे कहते जमा अमानत (शेयर + चंदा) से संस्था राशि वसूल कर सकेगी।</text:span></text:p>
        <table:table table:name="95404b" table:style="95404b">
          <table:table-column table:style-name="95404b.0"/>
          <table:table-column table:style-name="95404b.1"/>
          <table:table-column table:style-name="95404b.2"/>
          <table:table-column table:style-name="95404b.3"/>
          <table:table-row>
            <table:table-cell office:value-type="string">
              <text:p/>
            </table:table-cell>
            <table:table-cell office:value-type="string">
              <text:p><text:span>पूरा नाम</text:span></text:p>
            </table:table-cell>
            <table:table-cell office:value-type="string">
              <text:p><text:span>खाता क्रमांक</text:span></text:p>
            </table:table-cell>
            <table:table-cell office:value-type="string">
              <text:p><text:span>जमानत राशि</text:span></text:p>
            </table:table-cell>
          </table:table-row>
          <table:table-row>
            <table:table-cell office:value-type="string">
              <text:p><text:span>1</text:span></text:p>
            </table:table-cell>
            <table:table-cell office:value-type="string">
              <text:p><text:span>Mrs. Gustavo Zamana</text:span></text:p>
            </table:table-cell>
            <table:table-cell office:value-type="string">
              <text:p><text:span>33</text:span></text:p>
            </table:table-cell>
            <table:table-cell office:value-type="string">
              <text:p><text:span>50000</text:span></text:p>
            </table:table-cell>
          </table:table-row>
          <table:table-row>
            <table:table-cell office:value-type="string">
              <text:p><text:span>2</text:span></text:p>
            </table:table-cell>
            <table:table-cell office:value-type="string">
              <text:p><text:span>Miss Santiago Guerra</text:span></text:p>
            </table:table-cell>
            <table:table-cell office:value-type="string">
              <text:p><text:span>22</text:span></text:p>
            </table:table-cell>
            <table:table-cell office:value-type="string">
              <text:p><text:span>50000</text:span></text:p>
            </table:table-cell>
          </table:table-row>
          <table:table-row>
            <table:table-cell office:value-type="string">
              <text:p/>
            </table:table-cell>
          </table:table-row>
        </table:table>
        <text:p><text:span text:style-name="T16">उपरोक्त अनुसार कर्ज </text:span><text:p text:style-name="Standard"/><text:span text:style-name="T17">पात्रता होने से स्वीकृत</text:span></text:p>
        <text:p><text:span text:style-name="T18">आवेदक के हस्ताक्षर _____________________</text:span></text:p>
        <text:p><text:span text:style-name="T19">पूरा नाम ____________________________</text:span></text:p>
        <text:p><text:span text:style-name="T20">वर्तमान पूरा पता _______________________</text:span></text:p>
        <text:p><text:span text:style-name="T21">मोबाइल/फ़ोन नंबर ______________________</text:span></text:p>
        <text:p><text:span text:style-name="T22">सदस्य खाता क्रमांक ____________________</text:span></text:p>
        <text:p><text:span text:style-name="T23">				_ _ _ _ _ _ _ _ _ _ _ _ _ _ _ _ _ _ _ _ _ _ _ _ _ _ _ _ _ _ _ _ _ _ _ _ _ _ _ _ _ _ _ _ _ _ _ _ _ _ _ _ _ _ _ _ _ _ _ _ _ _ _ _</text:span></text:p>
        <text:p text:style-name="Standard"/>
        <text:p text:style-name="Standard"/>
        <text:p><text:span text:style-name="T24">				</text:span></text:p>
        <text:p><text:span text:style-name="T25">|| पावती ||</text:span></text:p>
        <text:p><text:span text:style-name="T26">				</text:span></text:p>
        <text:p><text:span text:style-name="T27">               उपरोक्त अनुसार कर्ज राशि रूपये </text:span><text:span text:style-name="T28">300,000.00</text:span><text:span text:style-name="T29"> अक्षरी रूपये </text:span><text:span text:style-name="T30">Rupees Three Lakh    Only</text:span><text:span text:style-name="T31"> संस्था से नगद प्राप्त हुए।</text:span></text:p>
        <text:p><text:span text:style-name="T32">				</text:span></text:p>
        <text:p><text:span text:style-name="T33">हस्ताक्षर प्राप्त करता _____________</text:span></text:p>
        <text:p><text:span text:style-name="T34">(पूरा नाम ______________________)</text:span></text:p>
        <text:p><text:span text:style-name="T35">			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" svg:font-family=""/>
    <style:font-face style:name="Arial" svg:font-family="Arial"/>
  </office:font-face-decls>
  <office:styles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Arial" fo:font-size="10pt" fo:language="fr" fo:country="FR" style:letter-kerning="true" style:font-name-asian="Arial2" style:font-size-asian="10pt" style:language-asian="zh" style:country-asian="CN" style:font-name-complex="Arial2" style:font-size-complex="10pt" style:language-complex="hi" style:country-complex="IN" fo:hyphenate="false" fo:hyphenation-remain-char-count="2" fo:hyphenation-push-char-count="2"/>
    </style:default-style>
  </office:styles>
  <office:automatic-styles>
    <style:page-layout style:name="Mpm1">
      <style:page-layout-properties fo:page-width="21.001cm" fo:page-height="29.7cm" style:num-format="1" style:print-orientation="portrait" fo:margin-top="2.501cm" fo:margin-bottom="2cm" fo:margin-left="2.501cm" fo:margin-right="2.501cm" style:writing-mode="lr-tb" style:layout-grid-color="#c0c0c0" style:layout-grid-lines="25199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subject/>
    <dc:description/>
    <dc:creator/>
    <dc:date>2019-04-24T09:42:12.000</dc:date>
    <meta:generator>PHPWord</meta:generator>
    <meta:initial-creator/>
    <meta:creation-date>2019-04-24T09:42:12.000</meta:creation-date>
    <meta:keyword/>
    <meta:user-defined meta:name="Category"/>
    <meta:user-defined meta:name="Company"/>
    <meta:user-defined meta:name="Manager"/>
  </office:meta>
</office:document-meta>
</file>